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paragraph-rsid="0019cc45" style:font-size-asian="44pt" style:font-weight-asian="bold" style:font-size-complex="4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rsid="0019cc45" officeooo:paragraph-rsid="0019cc45" style:font-size-asian="44pt" style:font-weight-asian="bold" style:font-size-complex="4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36pt" fo:language="es" fo:country="ES" fo:font-weight="bold" officeooo:paragraph-rsid="0019cc45" style:font-size-asian="36pt" style:font-weight-asian="bold" style:font-size-complex="36pt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paragraph-rsid="0019cc45"/>
    </style:style>
    <style:style style:name="P6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rsid="0019cc45" officeooo:paragraph-rsid="0019cc45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" fo:language="es" fo:country="ES" officeooo:rsid="0019cc45" officeooo:paragraph-rsid="0019cc45"/>
    </style:style>
    <style:style style:name="P8" style:family="paragraph" style:parent-style-name="Standard">
      <style:paragraph-properties fo:line-height="150%" fo:text-align="end" style:justify-single-word="false" fo:break-before="page"/>
      <style:text-properties style:font-name="Liberation Serif" fo:language="es" fo:country="ES" officeooo:rsid="0019cc45" officeooo:paragraph-rsid="0019cc45"/>
    </style:style>
    <style:style style:name="P9" style:family="paragraph" style:parent-style-name="Text_20_body">
      <style:text-properties style:font-name="Liberation Serif" fo:language="es" fo:country="ES"/>
    </style:style>
    <style:style style:name="P10" style:family="paragraph" style:parent-style-name="Text_20_body">
      <style:text-properties style:font-name="Liberation Serif" fo:language="es" fo:country="ES" officeooo:paragraph-rsid="00232eb7"/>
    </style:style>
    <style:style style:name="P11" style:family="paragraph" style:parent-style-name="Text_20_body">
      <style:text-properties style:font-name="Liberation Serif" fo:language="es" fo:country="ES" officeooo:paragraph-rsid="00292389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Liberation Serif" fo:language="es" fo:country="ES" officeooo:rsid="003499bf" officeooo:paragraph-rsid="003499bf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erif" fo:font-size="12pt" fo:language="es" fo:country="ES" fo:font-weight="normal" officeooo:rsid="003788e3" officeooo:paragraph-rsid="00244a43" style:font-size-asian="10.5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d7c24"/>
    </style:style>
    <style:style style:name="P15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a511b"/>
    </style:style>
    <style:style style:name="P16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e0570"/>
    </style:style>
    <style:style style:name="P17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rsid="003a511b" officeooo:paragraph-rsid="003be5ed"/>
    </style:style>
    <style:style style:name="P18" style:family="paragraph" style:parent-style-name="Text_20_body" style:list-style-name="">
      <style:text-properties style:font-name="Liberation Sans" fo:language="es" fo:country="ES" officeooo:paragraph-rsid="00232eb7"/>
    </style:style>
    <style:style style:name="P19" style:family="paragraph" style:parent-style-name="Text_20_body" style:list-style-name="">
      <style:text-properties style:font-name="Liberation Sans" fo:language="es" fo:country="ES" officeooo:paragraph-rsid="0040e98b"/>
    </style:style>
    <style:style style:name="P20" style:family="paragraph" style:parent-style-name="Text_20_body">
      <style:text-properties style:font-name="Liberation Serif" fo:language="es" fo:country="ES"/>
    </style:style>
    <style:style style:name="P21" style:family="paragraph" style:parent-style-name="Text_20_body" style:list-style-name="">
      <style:text-properties style:font-name="Liberation Serif" fo:language="es" fo:country="ES" officeooo:paragraph-rsid="0040e98b"/>
    </style:style>
    <style:style style:name="P22" style:family="paragraph" style:parent-style-name="Text_20_body" style:list-style-name="">
      <style:text-properties style:font-name="Liberation Serif" fo:language="es" fo:country="ES" officeooo:rsid="0040e98b" officeooo:paragraph-rsid="0040e98b"/>
    </style:style>
    <style:style style:name="P23" style:family="paragraph" style:parent-style-name="Text_20_body">
      <style:text-properties officeooo:paragraph-rsid="0040e98b"/>
    </style:style>
    <style:style style:name="P24" style:family="paragraph" style:parent-style-name="Heading_20_1">
      <style:text-properties style:font-name="Liberation Serif" fo:language="es" fo:country="ES"/>
    </style:style>
    <style:style style:name="P25" style:family="paragraph" style:parent-style-name="Heading_20_1">
      <style:text-properties style:font-name="Liberation Sans" fo:language="es" fo:country="ES"/>
    </style:style>
    <style:style style:name="P26" style:family="paragraph" style:parent-style-name="Heading_20_1">
      <style:paragraph-properties fo:break-before="page"/>
      <style:text-properties style:font-name="Liberation Serif" fo:language="es" fo:country="ES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style:font-name="Liberation Sans" fo:language="es" fo:country="ES"/>
    </style:style>
    <style:style style:name="P29" style:family="paragraph" style:parent-style-name="Heading_20_2">
      <style:paragraph-properties fo:break-before="page"/>
      <style:text-properties style:font-name="Liberation Sans" fo:language="es" fo:country="ES" officeooo:paragraph-rsid="00232eb7"/>
    </style:style>
    <style:style style:name="P30" style:family="paragraph" style:parent-style-name="Heading_20_2" style:list-style-name="">
      <style:paragraph-properties fo:break-before="page"/>
      <style:text-properties style:font-name="Liberation Sans" fo:language="es" fo:country="ES" officeooo:paragraph-rsid="00232eb7"/>
    </style:style>
    <style:style style:name="P31" style:family="paragraph" style:parent-style-name="Heading_20_3">
      <style:text-properties style:font-name="Liberation Sans" fo:language="es" fo:country="ES"/>
    </style:style>
    <style:style style:name="P32" style:family="paragraph" style:parent-style-name="Heading_20_3" style:list-style-name="">
      <style:text-properties style:font-name="Liberation Sans" fo:language="es" fo:country="ES"/>
    </style:style>
    <style:style style:name="P33" style:family="paragraph" style:parent-style-name="Heading_20_3">
      <style:paragraph-properties fo:break-before="page"/>
      <style:text-properties style:font-name="Liberation Sans" fo:language="es" fo:country="ES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6" style:family="paragraph" style:parent-style-name="Heading_20_4">
      <style:text-properties style:font-name="Liberation Serif" fo:language="es" fo:country="ES" officeooo:paragraph-rsid="0040e98b"/>
    </style:style>
    <style:style style:name="P37" style:family="paragraph" style:parent-style-name="Heading_20_4">
      <style:text-properties officeooo:paragraph-rsid="0040e98b"/>
    </style:style>
    <style:style style:name="P38" style:family="paragraph" style:parent-style-name="Heading_20_4">
      <style:paragraph-properties fo:break-before="page"/>
    </style:style>
    <style:style style:name="P3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officeooo:rsid="0019cc45"/>
    </style:style>
    <style:style style:name="T2" style:family="text">
      <style:text-properties fo:font-weight="normal" officeooo:rsid="003a511b" style:font-weight-asian="normal" style:font-weight-complex="normal"/>
    </style:style>
    <style:style style:name="T3" style:family="text">
      <style:text-properties officeooo:rsid="00388e23"/>
    </style:style>
    <style:style style:name="T4" style:family="text">
      <style:text-properties officeooo:rsid="003a511b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19cc45"/>
    </style:style>
    <style:style style:name="T7" style:family="text">
      <style:text-properties style:font-name="Liberation Sans" officeooo:rsid="00388e23"/>
    </style:style>
    <style:style style:name="T8" style:family="text">
      <style:text-properties style:font-name="Liberation Sans" fo:language="es" fo:country="ES"/>
    </style:style>
    <style:style style:name="T9" style:family="text">
      <style:text-properties style:font-name="Liberation Sans" fo:language="es" fo:country="ES" officeooo:rsid="0040e98b"/>
    </style:style>
    <style:style style:name="T10" style:family="text">
      <style:text-properties style:font-name="Liberation Sans" officeooo:rsid="0040e98b"/>
    </style:style>
    <style:style style:name="T11" style:family="text">
      <style:text-properties officeooo:rsid="003d9afc"/>
    </style:style>
    <style:style style:name="T12" style:family="text">
      <style:text-properties officeooo:rsid="003e0570"/>
    </style:style>
    <style:style style:name="T13" style:family="text">
      <style:text-properties officeooo:rsid="0040e98b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Fundamentos de</text:p>
      <text:p text:style-name="P2"><text:span text:style-name="T1">Aprendizaje Automático</text:span> </text:p>
      <text:p text:style-name="P4">Práctica <text:span text:style-name="T3">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rupo FAA-1462</text:p>
      <text:p text:style-name="P5">Adrián Lorenzo Mateo </text:p>
      <text:p text:style-name="P6">Andrés Ruíz Carrasco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4">Table of Contents</text:p>
          </text:index-title>
          <text:p text:style-name="P27"><text:a xlink:type="simple" xlink:href="#__RefHeading__2869_2144760794" text:style-name="Index_20_Link" text:visited-style-name="Index_20_Link">1. Consideraciones respecto al diseño<text:tab/>3</text:a></text:p>
          <text:p text:style-name="P27"><text:a xlink:type="simple" xlink:href="#__RefHeading__2871_2144760794" text:style-name="Index_20_Link" text:visited-style-name="Index_20_Link">2. Ejecución de las aplicaciones<text:tab/>3</text:a></text:p>
          <text:p text:style-name="P35"><text:a xlink:type="simple" xlink:href="#__RefHeading__867_1145194025" text:style-name="Index_20_Link" text:visited-style-name="Index_20_Link">2.1 Optimización Perceptrón<text:tab/>3</text:a></text:p>
          <text:p text:style-name="P35"><text:a xlink:type="simple" xlink:href="#__RefHeading__869_1145194025" text:style-name="Index_20_Link" text:visited-style-name="Index_20_Link">2.2 Optimización IBk<text:tab/>3</text:a></text:p>
          <text:p text:style-name="P35"><text:a xlink:type="simple" xlink:href="#__RefHeading__871_1145194025" text:style-name="Index_20_Link" text:visited-style-name="Index_20_Link">2.3 Ensemble App<text:tab/>3</text:a></text:p>
          <text:p text:style-name="P27"><text:a xlink:type="simple" xlink:href="#__RefHeading__2873_2144760794" text:style-name="Index_20_Link" text:visited-style-name="Index_20_Link">3. Resultados<text:tab/>4</text:a></text:p>
          <text:p text:style-name="P35"><text:a xlink:type="simple" xlink:href="#__RefHeading__2875_2144760794" text:style-name="Index_20_Link" text:visited-style-name="Index_20_Link">3.1 Resultados optimización<text:tab/>4</text:a></text:p>
          <text:p text:style-name="P39"><text:a xlink:type="simple" xlink:href="#__RefHeading__873_1145194025" text:style-name="Index_20_Link" text:visited-style-name="Index_20_Link">3.1.1 Resultados optimización Perceptrón<text:tab/>4</text:a></text:p>
          <text:p text:style-name="P40"><text:a xlink:type="simple" xlink:href="#__RefHeading__257_651349426" text:style-name="Index_20_Link" text:visited-style-name="Index_20_Link">3.1.1.1 Resultados sobre credit-g<text:tab/>4</text:a></text:p>
          <text:p text:style-name="P40"><text:a xlink:type="simple" xlink:href="#__RefHeading__259_651349426" text:style-name="Index_20_Link" text:visited-style-name="Index_20_Link">3.1.1.2 Resultados sobre segment-test<text:tab/>4</text:a></text:p>
          <text:p text:style-name="P40"><text:a xlink:type="simple" xlink:href="#__RefHeading__261_651349426" text:style-name="Index_20_Link" text:visited-style-name="Index_20_Link">3.1.1.3 Resultados sobre breast-cancer<text:tab/>4</text:a></text:p>
          <text:p text:style-name="P40"><text:a xlink:type="simple" xlink:href="#__RefHeading__263_651349426" text:style-name="Index_20_Link" text:visited-style-name="Index_20_Link">3.1.1.4 Resultados sobre glass<text:tab/>4</text:a></text:p>
          <text:p text:style-name="P39"><text:a xlink:type="simple" xlink:href="#__RefHeading__875_1145194025" text:style-name="Index_20_Link" text:visited-style-name="Index_20_Link">3.1.2 Resultados optimización IBk<text:tab/>5</text:a></text:p>
          <text:p text:style-name="P40"><text:a xlink:type="simple" xlink:href="#__RefHeading__248_651349426" text:style-name="Index_20_Link" text:visited-style-name="Index_20_Link">3.1.2.1 Resultados sobre credit-g<text:tab/>5</text:a></text:p>
          <text:p text:style-name="P40"><text:a xlink:type="simple" xlink:href="#__RefHeading__250_651349426" text:style-name="Index_20_Link" text:visited-style-name="Index_20_Link">3.1.2.2 Resultados sobre segment-test<text:tab/>6</text:a></text:p>
          <text:p text:style-name="P40"><text:a xlink:type="simple" xlink:href="#__RefHeading__252_651349426" text:style-name="Index_20_Link" text:visited-style-name="Index_20_Link">3.1.2.3 Resultados sobre breast-cancer<text:tab/>8</text:a></text:p>
          <text:p text:style-name="P40"><text:a xlink:type="simple" xlink:href="#__RefHeading__254_651349426" text:style-name="Index_20_Link" text:visited-style-name="Index_20_Link">3.1.2.4 Resultados sobre glass<text:tab/>9</text:a></text:p>
          <text:p text:style-name="P35"><text:a xlink:type="simple" xlink:href="#__RefHeading__2877_2144760794" text:style-name="Index_20_Link" text:visited-style-name="Index_20_Link">3.2 Resultados ensemble vs clasificadores individuales<text:tab/>11</text:a></text:p>
        </text:index-body>
      </text:table-of-content>
      <text:p text:style-name="P7"/>
      <text:p text:style-name="P8"/>
      <text:h text:style-name="P24" text:outline-level="1"><text:bookmark-start text:name="__RefHeading__2869_2144760794"/><text:span text:style-name="T1">1. </text:span><text:span text:style-name="T5">Consideraciones </text:span><text:span text:style-name="T6">respecto al</text:span><text:span text:style-name="T5"> diseño</text:span><text:bookmark-end text:name="__RefHeading__2869_2144760794"/></text:h>
      <text:p text:style-name="P9"/>
      <text:p text:style-name="P12"><text:tab/></text:p>
      <text:h text:style-name="P25" text:outline-level="1"><text:bookmark-start text:name="__RefHeading__2871_2144760794"/>2. Ejecución de <text:span text:style-name="T3">las aplicaciones</text:span><text:bookmark-end text:name="__RefHeading__2871_2144760794"/></text:h>
      <text:p text:style-name="P9"/>
      <text:h text:style-name="Heading_20_2" text:outline-level="2"><text:bookmark-start text:name="__RefHeading__867_1145194025"/>2.1 Optimización Perceptrón<text:bookmark-end text:name="__RefHeading__867_1145194025"/></text:h>
      <text:p text:style-name="Text_20_body"/>
      <text:list xml:id="list4793019596863918884" text:style-name="L1">
        <text:list-item>
          <text:p text:style-name="P14">-<text:span text:style-name="T4">input &lt;fichero&gt;: <text:s/>Ruta del fichero .arff (contenido en la carpeta data).</text:span></text:p>
        </text:list-item>
        <text:list-item>
          <text:p text:style-name="P15">-<text:span text:style-name="T4">nFolds &lt;numero&gt;: Número de folds para el método de validación cruzada.</text:span></text:p>
        </text:list-item>
      </text:list>
      <text:h text:style-name="Heading_20_2" text:outline-level="2"><text:bookmark-start text:name="__RefHeading__869_1145194025"/>2.2 Optimización I<text:span text:style-name="T11">B</text:span>k<text:bookmark-end text:name="__RefHeading__869_1145194025"/></text:h>
      <text:p text:style-name="Text_20_body"/>
      <text:list xml:id="list223140241167531" text:continue-numbering="true" text:style-name="L1">
        <text:list-item>
          <text:p text:style-name="P14">-<text:span text:style-name="T4">input &lt;fichero&gt;: Ruta del fichero .arff (contenido en la carpeta data).</text:span></text:p>
        </text:list-item>
        <text:list-item>
          <text:p text:style-name="P14">-<text:span text:style-name="T4">nFolds &lt;numero&gt;: Número de folds para el método de validación cruzada.</text:span></text:p>
        </text:list-item>
      </text:list>
      <text:h text:style-name="Heading_20_2" text:outline-level="2"><text:bookmark-start text:name="__RefHeading__871_1145194025"/>2.3 Ensemble App<text:bookmark-end text:name="__RefHeading__871_1145194025"/></text:h>
      <text:p text:style-name="Text_20_body"/>
      <text:list xml:id="list223140001430375" text:continue-numbering="true" text:style-name="L1">
        <text:list-item>
          <text:p text:style-name="P14">-<text:span text:style-name="T4">input &lt;fichero&gt;: Ruta del fichero .arff (contenido en la carpeta data).</text:span></text:p>
        </text:list-item>
        <text:list-item>
          <text:p text:style-name="P14">-<text:span text:style-name="T4">nFolds &lt;numero&gt;: Número de folds para el método de validación cruzada.</text:span></text:p>
        </text:list-item>
        <text:list-item>
          <text:p text:style-name="P16">-<text:span text:style-name="T4">neurons &lt;numero&gt;: Número de neuronas en la (única) capa oculta. </text:span></text:p>
        </text:list-item>
        <text:list-item>
          <text:p text:style-name="P16">-<text:span text:style-name="T4">k &lt;numero&gt;: T</text:span><text:span text:style-name="T2">amaño del vecindario para el clasificador KNN.</text:span></text:p>
        </text:list-item>
        <text:list-item>
          <text:p text:style-name="P17">epochs &lt;numero&gt;: <text:s/><text:span text:style-name="T12">Número de épocas de los clasificadores.</text:span></text:p>
        </text:list-item>
      </text:list>
      <text:h text:style-name="P26" text:outline-level="1"><text:bookmark-start text:name="__RefHeading__2873_2144760794"/>3. <text:span text:style-name="T7">Resultados</text:span><text:span text:style-name="T3"> </text:span><text:bookmark-end text:name="__RefHeading__2873_2144760794"/></text:h>
      <text:p text:style-name="P9"/>
      <text:h text:style-name="P28" text:outline-level="2"><text:bookmark-start text:name="__RefHeading__2875_2144760794"/>3.1 Resultados <text:span text:style-name="T3">optimización </text:span><text:bookmark-end text:name="__RefHeading__2875_2144760794"/></text:h>
      <text:p text:style-name="Text_20_body"/>
      <text:h text:style-name="P31" text:outline-level="3"><text:bookmark-start text:name="__RefHeading__873_1145194025"/>3.1.1 Resultados optimización Perceptrón<text:bookmark-end text:name="__RefHeading__873_1145194025"/></text:h>
      <text:h text:style-name="P37" text:outline-level="4"><text:bookmark-start text:name="__RefHeading__257_651349426"/><text:span text:style-name="T9">3.</text:span><text:span text:style-name="T8">1.</text:span><text:span text:style-name="T9">1.1</text:span><text:span text:style-name="T8"> Resultados sobre credit-g</text:span><text:bookmark-end text:name="__RefHeading__257_651349426"/></text:h>
      <text:h text:style-name="P37" text:outline-level="4"><text:bookmark-start text:name="__RefHeading__259_651349426"/><text:span text:style-name="T9">3.</text:span><text:span text:style-name="T8">1.</text:span><text:span text:style-name="T9">1.2</text:span><text:span text:style-name="T8"> Resultados sobre </text:span><text:span text:style-name="T9">segment-test</text:span><text:bookmark-end text:name="__RefHeading__259_651349426"/></text:h>
      <text:h text:style-name="P37" text:outline-level="4"><text:bookmark-start text:name="__RefHeading__261_651349426"/><text:span text:style-name="T9">3.</text:span><text:span text:style-name="T8">1.</text:span><text:span text:style-name="T9">1.3</text:span><text:span text:style-name="T8"> Resultados sobre </text:span><text:span text:style-name="T9">breast-cancer</text:span><text:bookmark-end text:name="__RefHeading__261_651349426"/></text:h>
      <text:h text:style-name="P37" text:outline-level="4"><text:bookmark-start text:name="__RefHeading__263_651349426"/><text:span text:style-name="T9">3.</text:span><text:span text:style-name="T8">1.</text:span><text:span text:style-name="T9">1.4</text:span><text:span text:style-name="T8"> Resultados sobre </text:span><text:span text:style-name="T9">glass</text:span><text:bookmark-end text:name="__RefHeading__263_651349426"/></text:h>
      <text:h text:style-name="P32" text:outline-level="3"/>
      <text:h text:style-name="P33" text:outline-level="3"><text:bookmark-start text:name="__RefHeading__875_1145194025"/>3.1.2 Resultados optimización I<text:span text:style-name="T13">Bk</text:span><text:bookmark-end text:name="__RefHeading__875_1145194025"/></text:h>
      <text:h text:style-name="Heading_20_4" text:outline-level="4"><text:bookmark-start text:name="__DdeLink__255_651349426"/><text:bookmark-start text:name="__RefHeading__248_651349426"/><text:span text:style-name="T9">3.</text:span><text:span text:style-name="T8">1.</text:span><text:span text:style-name="T9">2.1</text:span><text:span text:style-name="T8"> Resultados sobre credit-g</text:span><text:bookmark-end text:name="__DdeLink__255_651349426"/><text:bookmark-end text:name="__RefHeading__248_651349426"/></text:h>
      <text:p text:style-name="Text_20_body"><draw:frame draw:style-name="fr2" draw:name="Object5" text:anchor-type="paragraph" svg:width="6.2992in" svg:height="3.54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9"><draw:frame draw:style-name="fr2" draw:name="Object6" text:anchor-type="paragraph" svg:width="6.2984in" svg:height="3.5453in" draw:z-index="5"><draw:object xlink:href="./Object 6" xlink:type="simple" xlink:show="embed" xlink:actuate="onLoad"/><draw:image xlink:href="./ObjectReplacements/Object 6" xlink:type="simple" xlink:show="embed" xlink:actuate="onLoad"/></draw:frame></text:p>
      <text:h text:style-name="P36" text:outline-level="4"><draw:frame draw:style-name="fr2" draw:name="Object7" text:anchor-type="paragraph" svg:width="6.2992in" svg:height="3.5429in" draw:z-index="6"><draw:object xlink:href="./Object 7" xlink:type="simple" xlink:show="embed" xlink:actuate="onLoad"/><draw:image xlink:href="./ObjectReplacements/Object 7" xlink:type="simple" xlink:show="embed" xlink:actuate="onLoad"/></draw:frame><text:bookmark-start text:name="__RefHeading__250_651349426"/><text:soft-page-break/><text:span text:style-name="T10">3.</text:span><text:span text:style-name="T5">1.</text:span><text:span text:style-name="T10">2.2</text:span><text:span text:style-name="T5"> <text:s/>Resultados sobre </text:span><text:span text:style-name="T10">segment-test</text:span><text:bookmark-end text:name="__RefHeading__250_651349426"/></text:h>
      <text:p text:style-name="P23"/>
      <text:p text:style-name="P23"><draw:frame draw:style-name="fr1" draw:name="Object8" text:anchor-type="paragraph" svg:width="6.2992in" svg:height="3.5429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9"/></text:p>
      <text:h text:style-name="P30" text:outline-level="2"/>
      <text:h text:style-name="P18" text:outline-level="2"><draw:frame draw:style-name="fr1" draw:name="Object9" text:anchor-type="paragraph" svg:width="6.2984in" svg:height="3.5453in" draw:z-index="8"><draw:object xlink:href="./Object 9" xlink:type="simple" xlink:show="embed" xlink:actuate="onLoad"/><draw:image xlink:href="./ObjectReplacements/Object 9" xlink:type="simple" xlink:show="embed" xlink:actuate="onLoad"/></draw:frame></text:h>
      <text:h text:style-name="P18" text:outline-level="2"><draw:frame draw:style-name="fr1" draw:name="Object10" text:anchor-type="paragraph" svg:width="6.2992in" svg:height="3.5429in" draw:z-index="9"><draw:object xlink:href="./Object 10" xlink:type="simple" xlink:show="embed" xlink:actuate="onLoad"/><draw:image xlink:href="./ObjectReplacements/Object 10" xlink:type="simple" xlink:show="embed" xlink:actuate="onLoad"/></draw:frame></text:h>
      <text:h text:style-name="P38" text:outline-level="4"><text:bookmark-start text:name="__RefHeading__252_651349426"/><text:span text:style-name="T13">3.</text:span>1.<text:span text:style-name="T13">2.3</text:span> <text:s/>Resultados sobre <text:span text:style-name="T13">breast-cancer</text:span><text:bookmark-end text:name="__RefHeading__252_651349426"/></text:h>
      <text:h text:style-name="P21" text:outline-level="2"/>
      <text:h text:style-name="P21" text:outline-level="2"><draw:frame draw:style-name="fr1" draw:name="Object11" text:anchor-type="paragraph" svg:width="6.2992in" svg:height="3.5429in" draw:z-index="10"><draw:object xlink:href="./Object 11" xlink:type="simple" xlink:show="embed" xlink:actuate="onLoad"/><draw:image xlink:href="./ObjectReplacements/Object 11" xlink:type="simple" xlink:show="embed" xlink:actuate="onLoad"/></draw:frame></text:h>
      <text:h text:style-name="P19" text:outline-level="2"><draw:frame draw:style-name="fr1" draw:name="Object12" text:anchor-type="paragraph" svg:width="6.2984in" svg:height="3.5457in" draw:z-index="11"><draw:object xlink:href="./Object 12" xlink:type="simple" xlink:show="embed" xlink:actuate="onLoad"/><draw:image xlink:href="./ObjectReplacements/Object 12" xlink:type="simple" xlink:show="embed" xlink:actuate="onLoad"/></draw:frame></text:h>
      <text:h text:style-name="P38" text:outline-level="4"><draw:frame draw:style-name="fr1" draw:name="Object13" text:anchor-type="paragraph" svg:width="6.2992in" svg:height="3.5429in" draw:z-index="12"><draw:object xlink:href="./Object 13" xlink:type="simple" xlink:show="embed" xlink:actuate="onLoad"/><draw:image xlink:href="./ObjectReplacements/Object 13" xlink:type="simple" xlink:show="embed" xlink:actuate="onLoad"/></draw:frame><text:bookmark-start text:name="__RefHeading__254_651349426"/><text:span text:style-name="T10">3.</text:span><text:span text:style-name="T5">1.</text:span><text:span text:style-name="T10">2.4</text:span><text:span text:style-name="T5"> <text:s/>Resultados sobre </text:span><text:span text:style-name="T10">glass</text:span><text:bookmark-end text:name="__RefHeading__254_651349426"/></text:h>
      <text:h text:style-name="P22" text:outline-level="2"/>
      <text:h text:style-name="P22" text:outline-level="2"><draw:frame draw:style-name="fr1" draw:name="Object14" text:anchor-type="paragraph" svg:width="6.2992in" svg:height="3.5429in" draw:z-index="13"><draw:object xlink:href="./Object 14" xlink:type="simple" xlink:show="embed" xlink:actuate="onLoad"/><draw:image xlink:href="./ObjectReplacements/Object 14" xlink:type="simple" xlink:show="embed" xlink:actuate="onLoad"/></draw:frame></text:h>
      <text:h text:style-name="P22" text:outline-level="2"><text:span text:style-name="T10"/></text:h>
      <text:h text:style-name="P30" text:outline-level="2"><draw:frame draw:style-name="fr2" draw:name="Object15" text:anchor-type="paragraph" svg:width="6.2984in" svg:height="3.5457in" draw:z-index="14"><draw:object xlink:href="./Object 15" xlink:type="simple" xlink:show="embed" xlink:actuate="onLoad"/><draw:image xlink:href="./ObjectReplacements/Object 15" xlink:type="simple" xlink:show="embed" xlink:actuate="onLoad"/><svg:desc>chart</svg:desc></draw:frame></text:h>
      <text:h text:style-name="P18" text:outline-level="2"><draw:frame draw:style-name="fr1" draw:name="Object16" text:anchor-type="paragraph" svg:width="6.2992in" svg:height="3.5429in" draw:z-index="15"><draw:object xlink:href="./Object 16" xlink:type="simple" xlink:show="embed" xlink:actuate="onLoad"/><draw:image xlink:href="./ObjectReplacements/Object 16" xlink:type="simple" xlink:show="embed" xlink:actuate="onLoad"/></draw:frame></text:h>
      <text:h text:style-name="P29" text:outline-level="2"><text:bookmark-start text:name="__RefHeading__2877_2144760794"/>3.2 Resultados <text:span text:style-name="T3">ensemble vs clasificadores individuales</text:span><text:bookmark-end text:name="__RefHeading__2877_2144760794"/></text:h>
      <text:p text:style-name="P9"/>
      <text:p text:style-name="P9"/>
      <text:p text:style-name="P9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2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text:soft-page-break/></text:p>
      <text:p text:style-name="P11"><draw:frame draw:style-name="fr1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text:bookmark-start text:name="__RefHeading__2879_2144760794"/><text:bookmark-end text:name="__RefHeading__2879_2144760794"/></text:p>
      <text:p text:style-name="P10"/>
      <text:p text:style-name="P10"/>
      <text:p text:style-name="P10"><draw:frame draw:style-name="fr1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 text:page-adjust="-2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4:08:14.155450293</meta:creation-date>
    <dc:date>2014-12-17T22:31:39.125718986</dc:date>
    <meta:editing-duration>PT2H20M23S</meta:editing-duration>
    <meta:editing-cycles>27</meta:editing-cycles>
    <meta:generator>LibreOffice/4.2.5.2$Linux_x86 LibreOffice_project/420m0$Build-2</meta:generator>
    <meta:document-statistic meta:table-count="0" meta:image-count="0" meta:object-count="16" meta:page-count="12" meta:paragraph-count="54" meta:word-count="278" meta:character-count="1934" meta:non-whitespace-character-count="17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978cm" svg:y="1.294cm" chart:style-name="ch3">
          <text:p>sobre conjunto credit-g</text:p>
        </chart:subtitle>
        <chart:plot-area chart:style-name="ch4" chart:data-source-has-labels="both" svg:x="1.327cm" svg:y="2.331cm" svg:width="14.034cm" svg:height="5.511cm">
          <chartooo:coordinate-region svg:x="1.945cm" svg:y="2.528cm" svg:width="13.416cm" svg:height="4.671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75.9">
                <text:p>7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maximum="0.9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883cm" svg:y="0.314cm" chart:style-name="ch2">
          <text:p>Fase de test sobre optimizador de IBk </text:p>
        </chart:title>
        <chart:subtitle svg:x="3.949cm" svg:y="1.294cm" chart:style-name="ch3">
          <text:p>sobre el conjunto de segment-test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801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907407407407407">
                <text:p>0.907407407407407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07407407407407">
                <text:p>0.907407407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459cm" svg:y="0.314cm" chart:style-name="ch2">
          <text:p>Época 1 sobre el optimizador IBk</text:p>
        </chart:title>
        <chart:subtitle svg:x="5.232cm" svg:y="1.294cm" chart:style-name="ch3">
          <text:p>sobre el conjunto breast-cancer</text:p>
        </chart:subtitle>
        <chart:plot-area chart:style-name="ch4" chart:data-source-has-labels="both" svg:x="1.327cm" svg:y="2.331cm" svg:width="14.034cm" svg:height="5.511cm">
          <chartooo:coordinate-region svg:x="2.233cm" svg:y="2.529cm" svg:width="13.128cm" svg:height="4.276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4.328cm" svg:y="0.315cm" chart:style-name="ch2">
          <text:p>Época 30 sobre el optimizador IBk</text:p>
        </chart:title>
        <chart:subtitle svg:x="5.232cm" svg:y="1.296cm" chart:style-name="ch3">
          <text:p>sobre el conjunto breast-cancer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278cm"/>
          <chart:axis chart:dimension="x" chart:name="primary-x" chart:style-name="ch5" chartooo:axis-type="auto">
            <chartooo:date-scale/>
            <chart:title svg:x="6.924cm" svg:y="8.029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4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7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0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0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0.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027cm" svg:y="0.314cm" chart:style-name="ch2">
          <text:p>Fase de test sobre el optimizador IBk</text:p>
        </chart:title>
        <chart:subtitle svg:x="4.25cm" svg:y="1.294cm" chart:style-name="ch3">
          <text:p>sobre el cojunto breast-cancer (nFolds = 6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801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12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0.763157894736842">
                <text:p>0.763157894736842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3541666666667">
                <text:p>0.7135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3</text:p>
              </table:table-cell>
              <table:table-cell office:value-type="float" office:value="0.757894736842105">
                <text:p>0.7578947368421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459cm" svg:y="0.314cm" chart:style-name="ch2">
          <text:p>Época 1 sobre el optimizador IBk</text:p>
        </chart:title>
        <chart:subtitle svg:x="5.232cm" svg:y="1.294cm" chart:style-name="ch3">
          <text:p>sobre el conjunto breast-cancer</text:p>
        </chart:subtitle>
        <chart:plot-area chart:style-name="ch4" chart:data-source-has-labels="both" svg:x="1.327cm" svg:y="2.331cm" svg:width="14.034cm" svg:height="5.511cm">
          <chartooo:coordinate-region svg:x="2.233cm" svg:y="2.529cm" svg:width="13.128cm" svg:height="4.276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4.328cm" svg:y="0.315cm" chart:style-name="ch2">
          <text:p>Época 30 sobre el optimizador IBk</text:p>
        </chart:title>
        <chart:subtitle svg:x="5.232cm" svg:y="1.296cm" chart:style-name="ch3">
          <text:p>sobre el conjunto breast-cancer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278cm"/>
          <chart:axis chart:dimension="x" chart:name="primary-x" chart:style-name="ch5" chartooo:axis-type="auto">
            <chartooo:date-scale/>
            <chart:title svg:x="6.924cm" svg:y="8.029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4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7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0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0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0.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027cm" svg:y="0.314cm" chart:style-name="ch2">
          <text:p>Fase de test sobre el optimizador IBk</text:p>
        </chart:title>
        <chart:subtitle svg:x="4.25cm" svg:y="1.294cm" chart:style-name="ch3">
          <text:p>sobre el cojunto breast-cancer (nFolds = 6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801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12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0.763157894736842">
                <text:p>0.763157894736842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3541666666667">
                <text:p>0.7135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3</text:p>
              </table:table-cell>
              <table:table-cell office:value-type="float" office:value="0.757894736842105">
                <text:p>0.7578947368421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428cm" svg:y="1.294cm" chart:style-name="ch3">
          <text:p>sobre conjunto breast-cancer</text:p>
        </chart:subtitle>
        <chart:plot-area chart:style-name="ch4" chart:data-source-has-labels="both" svg:x="1.327cm" svg:y="2.331cm" svg:width="14.034cm" svg:height="5.511cm">
          <chartooo:coordinate-region svg:x="2.128cm" svg:y="2.529cm" svg:width="13.233cm" svg:height="4.67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65.034965034965">
                <text:p>65.034965034965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75.5244755244755">
                <text:p>75.5244755244755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72.7272727272727">
                <text:p>72.7272727272727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67.4825174825175">
                <text:p>67.4825174825175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2.2">
                <text:p>9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6.161cm" svg:y="1.294cm" chart:style-name="ch3">
          <text:p>sobre conjunto glass</text:p>
        </chart:subtitle>
        <chart:plot-area chart:style-name="ch4" chart:data-source-has-labels="both" svg:x="1.327cm" svg:y="2.331cm" svg:width="14.034cm" svg:height="5.511cm">
          <chartooo:coordinate-region svg:x="2.128cm" svg:y="2.529cm" svg:width="13.233cm" svg:height="4.67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63.5514018691589">
                <text:p>63.5514018691589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65.4205607476636">
                <text:p>65.4205607476636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50.9345794392523">
                <text:p>50.9345794392523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62.6168224299065">
                <text:p>62.6168224299065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493cm" svg:y="1.294cm" chart:style-name="ch3">
          <text:p>sobre conjunto segment-test</text:p>
        </chart:subtitle>
        <chart:plot-area chart:style-name="ch4" chart:data-source-has-labels="both" svg:x="1.327cm" svg:y="2.331cm" svg:width="14.034cm" svg:height="5.511cm">
          <chartooo:coordinate-region svg:x="1.945cm" svg:y="2.528cm" svg:width="13.416cm" svg:height="4.671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2.3456790123457">
                <text:p>92.3456790123457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86.4197530864198">
                <text:p>86.4197530864198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5.4">
                <text:p>95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368cm" svg:y="0.314cm" chart:style-name="ch2">
          <text:p>Época 1 de la optimización de IBk</text:p>
        </chart:title>
        <chart:subtitle svg:x="5.52cm" svg:y="1.294cm" chart:style-name="ch3">
          <text:p>sobre el conjunto de credit-g</text:p>
        </chart:subtitle>
        <chart:plot-area chart:style-name="ch4" chart:data-source-has-labels="both" svg:x="1.327cm" svg:y="2.331cm" svg:width="14.034cm" svg:height="5.511cm">
          <chartooo:coordinate-region svg:x="2.233cm" svg:y="2.529cm" svg:width="13.128cm" svg:height="4.276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K:9</text:p>
              </table:table-cell>
              <table:table-cell office:value-type="float" office:value="0.743243243243243">
                <text:p>0.743243243243243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32732732732733">
                <text:p>0.732732732732733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32732732732733">
                <text:p>0.732732732732733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20</text:p>
              </table:table-cell>
              <table:table-cell office:value-type="float" office:value="0.72972972972973">
                <text:p>0.72972972972973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728228228228228">
                <text:p>0.728228228228228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8</text:p>
              </table:table-cell>
              <table:table-cell office:value-type="float" office:value="0.723723723723724">
                <text:p>0.723723723723724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4.237cm" svg:y="0.315cm" chart:style-name="ch2">
          <text:p>Época 30 de la optimización de IBk</text:p>
        </chart:title>
        <chart:subtitle svg:x="5.782cm" svg:y="1.296cm" chart:style-name="ch3">
          <text:p>sobre el conjunto credit-g</text:p>
        </chart:subtitle>
        <chart:plot-area chart:style-name="ch4" chart:data-source-has-labels="both" svg:x="1.327cm" svg:y="2.335cm" svg:width="14.033cm" svg:height="5.511cm">
          <chartooo:coordinate-region svg:x="2.233cm" svg:y="2.532cm" svg:width="13.095cm" svg:height="4.277cm"/>
          <chart:axis chart:dimension="x" chart:name="primary-x" chart:style-name="ch5" chartooo:axis-type="auto">
            <chartooo:date-scale/>
            <chart:title svg:x="6.924cm" svg:y="8.027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:9</text:p>
              </table:table-cell>
              <table:table-cell office:value-type="float" office:value="0.743243243243243">
                <text:p>0.74324324324324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43243243243243">
                <text:p>0.743243243243243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23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8</text:p>
              </table:table-cell>
              <table:table-cell office:value-type="float" office:value="0.723723723723724">
                <text:p>0.723723723723724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4714714714715">
                <text:p>0.714714714714715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02702702702703">
                <text:p>0.702702702702703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02702702702703">
                <text:p>0.7027027027027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" chart:maximum="0.7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87cm" svg:y="0.314cm" chart:style-name="ch2">
          <text:p>Fase Test sobre los mejores individuos</text:p>
        </chart:title>
        <chart:subtitle svg:x="4.695cm" svg:y="1.294cm" chart:style-name="ch3">
          <text:p>sobre el conjunto credit-g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801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0.72972972972973">
                <text:p>0.7297297297297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24550898203593">
                <text:p>0.724550898203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24550898203593">
                <text:p>0.724550898203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690690690690691">
                <text:p>0.690690690690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690690690690691">
                <text:p>0.6906906906906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368cm" svg:y="0.314cm" chart:style-name="ch2">
          <text:p>Época 1 de la optimización de IBk</text:p>
        </chart:title>
        <chart:subtitle svg:x="5.297cm" svg:y="1.294cm" chart:style-name="ch3">
          <text:p>sobre el conjunto segment-test</text:p>
        </chart:subtitle>
        <chart:plot-area chart:style-name="ch4" chart:data-source-has-labels="both" svg:x="1.327cm" svg:y="2.331cm" svg:width="14.034cm" svg:height="5.511cm">
          <chartooo:coordinate-region svg:x="2.233cm" svg:y="2.529cm" svg:width="13.096cm" svg:height="4.277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837037037037037">
                <text:p>0.83703703703703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837037037037037">
                <text:p>0.837037037037037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835185185185185">
                <text:p>0.835185185185185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82962962962963">
                <text:p>0.82962962962963</text:p>
              </table:table-cell>
            </table:table-row>
            <table:table-row>
              <table:table-cell office:value-type="string">
                <text:p>K:23</text:p>
              </table:table-cell>
              <table:table-cell office:value-type="float" office:value="0.827777777777778">
                <text:p>0.827777777777778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825925925925926">
                <text:p>0.8259259259259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4.237cm" svg:y="0.315cm" chart:style-name="ch2">
          <text:p>Época 30 de la optimización de IBk</text:p>
        </chart:title>
        <chart:subtitle svg:x="5.297cm" svg:y="1.296cm" chart:style-name="ch3">
          <text:p>sobre el conjunto segment-test</text:p>
        </chart:subtitle>
        <chart:plot-area chart:style-name="ch4" chart:data-source-has-labels="both" svg:x="1.327cm" svg:y="2.335cm" svg:width="14.033cm" svg:height="5.511cm">
          <chartooo:coordinate-region svg:x="2.233cm" svg:y="2.533cm" svg:width="13.095cm" svg:height="4.277cm"/>
          <chart:axis chart:dimension="x" chart:name="primary-x" chart:style-name="ch5" chartooo:axis-type="auto">
            <chartooo:date-scale/>
            <chart:title svg:x="6.924cm" svg:y="8.027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6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6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835185185185185">
                <text:p>0.835185185185185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82962962962963">
                <text:p>0.82962962962963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825925925925926">
                <text:p>0.825925925925926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825925925925926">
                <text:p>0.825925925925926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824074074074074">
                <text:p>0.8240740740740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